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14B0000134B000023D4A1C8C934.svm"/>
  <manifest:file-entry manifest:media-type="" manifest:full-path="Pictures/200000AF000011EA000011EA803AEBDC.svm"/>
  <manifest:file-entry manifest:media-type="" manifest:full-path="Pictures/2000033D00003E0300001CF0DA436397.svm"/>
  <manifest:file-entry manifest:media-type="" manifest:full-path="Pictures/20000253000018CE00000FEF568DF50A.svm"/>
  <manifest:file-entry manifest:media-type="" manifest:full-path="Pictures/2000003D000004AF00000FD6066B9C88.svm"/>
  <manifest:file-entry manifest:media-type="" manifest:full-path="Pictures/200000B500000DC800000F7A99B7454D.svm"/>
  <manifest:file-entry manifest:media-type="" manifest:full-path="Pictures/200000B500000DC8000018CEC89109DC.svm"/>
  <manifest:file-entry manifest:media-type="" manifest:full-path="Pictures/200000F100001B9000001B9096A91E36.svm"/>
  <manifest:file-entry manifest:media-type="" manifest:full-path="Pictures/2000005B000009A50000107810AC142B.svm"/>
  <manifest:file-entry manifest:media-type="" manifest:full-path="Pictures/2000008100002113000014AC52F076C4.svm"/>
  <manifest:file-entry manifest:media-type="" manifest:full-path="Pictures/200009D90000211300001B9045F60CA5.svm"/>
  <manifest:file-entry manifest:media-type="" manifest:full-path="Pictures/200001270000295700001B90FAB39D38.svm"/>
  <manifest:file-entry manifest:media-type="" manifest:full-path="Pictures/2000056500002324000026DC699B3BC4.svm"/>
  <manifest:file-entry manifest:media-type="" manifest:full-path="Pictures/2000009D000023D4000014ACBB8662D3.svm"/>
  <manifest:file-entry manifest:media-type="" manifest:full-path="Pictures/20000085000018CE00000F29942D2D3F.svm"/>
  <manifest:file-entry manifest:media-type="" manifest:full-path="Pictures/2000012100001E51000014AC68BFFFA3.svm"/>
  <manifest:file-entry manifest:media-type="" manifest:full-path="Pictures/20000253000018CE00000F294F69A420.svm"/>
  <manifest:file-entry manifest:media-type="" manifest:full-path="Pictures/2000006D000004AF00000FD62DBFBC1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3a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319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7688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ed8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19d5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1b68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2af5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49cd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6b041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479c" officeooo:paragraph-rsid="004d479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a2f" officeooo:paragraph-rsid="004d479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a2f" officeooo:paragraph-rsid="004f3a2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319d" officeooo:paragraph-rsid="0051319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65b89" officeooo:paragraph-rsid="00565b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a6e77" officeooo:paragraph-rsid="0057688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a6e77" officeooo:paragraph-rsid="005a6e7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d597c" officeooo:paragraph-rsid="005d597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ed869" officeooo:paragraph-rsid="005ed8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b681" officeooo:paragraph-rsid="0061b68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19d5b" officeooo:paragraph-rsid="00619d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2af56" officeooo:paragraph-rsid="0062af5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49cd5" officeooo:paragraph-rsid="00649cd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68cb3" officeooo:paragraph-rsid="00668cb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6b041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6c722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6d6d9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6f0dc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08f8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2765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3eca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4e66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59b1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b0415" officeooo:paragraph-rsid="0076a03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ize="9pt" fo:font-style="normal" style:text-underline-style="none" fo:font-weight="normal" officeooo:rsid="005d597c" officeooo:paragraph-rsid="005d597c" style:font-size-asian="7.84999990463257pt" style:font-style-asian="normal" style:font-weight-asian="normal" style:font-size-complex="9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ed86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649cd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65b89" officeooo:paragraph-rsid="00565b8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b0415" officeooo:paragraph-rsid="0073eca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c289c" officeooo:paragraph-rsid="006c289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6f1d8b" officeooo:paragraph-rsid="006f1d8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59b1f" officeooo:paragraph-rsid="00759b1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c7222" officeooo:paragraph-rsid="006c722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c7222" officeooo:paragraph-rsid="006d6d9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d6d97" officeooo:paragraph-rsid="006d6d9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6f0dcd" officeooo:paragraph-rsid="006f0dc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08f83" officeooo:paragraph-rsid="00708f83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2765b" officeooo:paragraph-rsid="0072765b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3eca8" officeooo:paragraph-rsid="0073eca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e664" officeooo:paragraph-rsid="0074e66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4e664" officeooo:paragraph-rsid="0073eca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59b1f" officeooo:paragraph-rsid="00759b1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6a03b" officeooo:paragraph-rsid="0076a03b" style:font-size-asian="12pt" style:font-style-asian="normal" style:font-weight-asian="normal" style:font-size-complex="12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officeooo:rsid="004f3a2f"/>
    </style:style>
    <style:style style:name="T4" style:family="text">
      <style:text-properties style:text-position="sub 58%" officeooo:rsid="004f3a2f"/>
    </style:style>
    <style:style style:name="T5" style:family="text">
      <style:text-properties style:text-position="sub 58%" officeooo:rsid="0051319d"/>
    </style:style>
    <style:style style:name="T6" style:family="text">
      <style:text-properties style:text-position="sub 58%" officeooo:rsid="00576885"/>
    </style:style>
    <style:style style:name="T7" style:family="text">
      <style:text-properties style:text-position="sub 58%" officeooo:rsid="005ed869"/>
    </style:style>
    <style:style style:name="T8" style:family="text">
      <style:text-properties style:text-position="sub 58%" officeooo:rsid="00619d5b"/>
    </style:style>
    <style:style style:name="T9" style:family="text">
      <style:text-properties style:text-position="sub 58%" officeooo:rsid="0061b681"/>
    </style:style>
    <style:style style:name="T10" style:family="text">
      <style:text-properties style:text-position="sub 58%" officeooo:rsid="0062af56"/>
    </style:style>
    <style:style style:name="T11" style:family="text">
      <style:text-properties style:text-position="sub 58%" officeooo:rsid="00649cd5"/>
    </style:style>
    <style:style style:name="T12" style:family="text">
      <style:text-properties style:text-position="sub 58%" officeooo:rsid="006b0415"/>
    </style:style>
    <style:style style:name="T13" style:family="text">
      <style:text-properties style:text-position="sub 58%" officeooo:rsid="006c7222"/>
    </style:style>
    <style:style style:name="T14" style:family="text">
      <style:text-properties style:text-position="sub 58%" officeooo:rsid="00708f83"/>
    </style:style>
    <style:style style:name="T15" style:family="text">
      <style:text-properties style:text-position="sub 58%" officeooo:rsid="0072765b"/>
    </style:style>
    <style:style style:name="T16" style:family="text">
      <style:text-properties style:text-position="sub 58%" officeooo:rsid="0073eca8"/>
    </style:style>
    <style:style style:name="T17" style:family="text">
      <style:text-properties style:text-position="sub 58%" officeooo:rsid="0074e664"/>
    </style:style>
    <style:style style:name="T18" style:family="text">
      <style:text-properties style:text-position="sub 58%" officeooo:rsid="00759b1f"/>
    </style:style>
    <style:style style:name="T19" style:family="text">
      <style:text-properties style:text-position="sub 58%" officeooo:rsid="0076a03b"/>
    </style:style>
    <style:style style:name="T20" style:family="text">
      <style:text-properties officeooo:rsid="0051319d"/>
    </style:style>
    <style:style style:name="T21" style:family="text">
      <style:text-properties officeooo:rsid="0055874d"/>
    </style:style>
    <style:style style:name="T22" style:family="text">
      <style:text-properties officeooo:rsid="00576885"/>
    </style:style>
    <style:style style:name="T23" style:family="text">
      <style:text-properties officeooo:rsid="005ed869"/>
    </style:style>
    <style:style style:name="T24" style:family="text">
      <style:text-properties officeooo:rsid="005ffddd"/>
    </style:style>
    <style:style style:name="T25" style:family="text">
      <style:text-properties officeooo:rsid="00619d5b"/>
    </style:style>
    <style:style style:name="T26" style:family="text">
      <style:text-properties officeooo:rsid="0061b681"/>
    </style:style>
    <style:style style:name="T27" style:family="text">
      <style:text-properties officeooo:rsid="0062af56"/>
    </style:style>
    <style:style style:name="T28" style:family="text">
      <style:text-properties officeooo:rsid="00649cd5"/>
    </style:style>
    <style:style style:name="T29" style:family="text">
      <style:text-properties officeooo:rsid="006b0415"/>
    </style:style>
    <style:style style:name="T30" style:family="text">
      <style:text-properties officeooo:rsid="006c7222"/>
    </style:style>
    <style:style style:name="T31" style:family="text">
      <style:text-properties officeooo:rsid="006d6d97"/>
    </style:style>
    <style:style style:name="T32" style:family="text">
      <style:text-properties officeooo:rsid="006f0dcd"/>
    </style:style>
    <style:style style:name="T33" style:family="text">
      <style:text-properties officeooo:rsid="00708f83"/>
    </style:style>
    <style:style style:name="T34" style:family="text">
      <style:text-properties officeooo:rsid="0072765b"/>
    </style:style>
    <style:style style:name="T35" style:family="text">
      <style:text-properties officeooo:rsid="0073eca8"/>
    </style:style>
    <style:style style:name="T36" style:family="text">
      <style:text-properties fo:color="#999999" officeooo:rsid="0073eca8"/>
    </style:style>
    <style:style style:name="T37" style:family="text">
      <style:text-properties fo:color="#999999" officeooo:rsid="00708f83"/>
    </style:style>
    <style:style style:name="T38" style:family="text">
      <style:text-properties officeooo:rsid="0074e664"/>
    </style:style>
    <style:style style:name="T39" style:family="text">
      <style:text-properties style:text-position="super 58%" officeooo:rsid="0074e664"/>
    </style:style>
    <style:style style:name="T40" style:family="text">
      <style:text-properties style:text-position="super 58%" officeooo:rsid="00759b1f"/>
    </style:style>
    <style:style style:name="T41" style:family="text">
      <style:text-properties style:text-position="super 58%" officeooo:rsid="0076a03b"/>
    </style:style>
    <style:style style:name="T42" style:family="text">
      <style:text-properties officeooo:rsid="00759b1f"/>
    </style:style>
    <style:style style:name="T43" style:family="text">
      <style:text-properties officeooo:rsid="0076a03b"/>
    </style:style>
    <style:style style:name="T44" style:family="text">
      <style:text-properties officeooo:rsid="0077ee7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3cm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20<text:span text:style-name="T2">11</text:span>-(<text:span text:style-name="T2">04</text:span>)<text:span text:style-name="T1">apr</text:span>-<text:span text:style-name="T1">08</text:span>: dag <text:span text:style-name="T2">8</text:span></text:h>
      <text:p text:style-name="P2"/>
      <text:p text:style-name="P12">Transistorer (“strömbrytare”)</text:p>
      <text:p text:style-name="P12"/>
      <text:p text:style-name="P12"/>
      <text:p text:style-name="P13"><draw:frame draw:style-name="fr1" draw:name="graphics1" text:anchor-type="paragraph" svg:x="1.078cm" svg:y="0.926cm" svg:width="3.528cm" svg:height="6.35cm" draw:z-index="13"><draw:image xlink:href="Pictures/200000B500000DC8000018CEC89109DC.svm" xlink:type="simple" xlink:show="embed" xlink:actuate="onLoad"/></draw:frame>NPN-transistor</text:p>
      <text:p text:style-name="P14"/>
      <text:p text:style-name="P14"/>
      <text:p text:style-name="P14"/>
      <text:p text:style-name="P14"><draw:line text:anchor-type="paragraph" draw:z-index="1" draw:style-name="gr1" draw:text-style-name="P56" svg:x1="6.108cm" svg:y1="0.246cm" svg:x2="4.018cm" svg:y2="0.034cm"><text:p/></draw:line><text:tab/><text:tab/><text:tab/><text:tab/><text:tab/>stor ström (vanlig storlek)</text:p>
      <text:p text:style-name="P14"/>
      <text:p text:style-name="P14"><draw:line text:anchor-type="paragraph" draw:z-index="2" draw:style-name="gr1" draw:text-style-name="P56" svg:x1="6.029cm" svg:y1="0.263cm" svg:x2="3.912cm" svg:y2="0.078cm"><text:p/></draw:line><text:tab/><text:tab/><text:tab/><text:tab/><text:tab/>negativt laddat (N)</text:p>
      <text:p text:style-name="P14"/>
      <text:p text:style-name="P14"><draw:line text:anchor-type="paragraph" draw:z-index="3" draw:style-name="gr1" draw:text-style-name="P56" svg:x1="6.081cm" svg:y1="0.227cm" svg:x2="3.806cm" svg:y2="0.201cm"><text:p/></draw:line><text:tab/><text:tab/><text:tab/><text:tab/><text:tab/>positivt laddat (P)</text:p>
      <text:p text:style-name="P14"><draw:line text:anchor-type="paragraph" draw:z-index="0" draw:style-name="gr1" draw:text-style-name="P56" svg:x1="1.716cm" svg:y1="2.829cm" svg:x2="1.875cm" svg:y2="0.051cm"><text:p/></draw:line></text:p>
      <text:p text:style-name="P14"/>
      <text:p text:style-name="P14"/>
      <text:p text:style-name="P14"/>
      <text:p text:style-name="P14"/>
      <text:p text:style-name="P14"/>
      <text:p text:style-name="P14"><text:tab/>liten ström</text:p>
      <text:p text:style-name="P14"/>
      <text:p text:style-name="P14"/>
      <text:p text:style-name="P3"><text:span text:style-name="T3"><text:tab/>Med en liten ström, I</text:span><text:span text:style-name="T4">B</text:span><text:span text:style-name="T3">, tillåts en stor ström, I</text:span><text:span text:style-name="T4">C</text:span><text:span text:style-name="T3">, genom transistorn.</text:span></text:p>
      <text:p text:style-name="P14"/>
      <text:p text:style-name="P15"/>
      <text:p text:style-name="P15"/>
      <text:p text:style-name="P15">Modell</text:p>
      <text:p text:style-name="P15"><draw:frame draw:style-name="fr1" draw:name="graphics2" text:anchor-type="paragraph" svg:x="1.078cm" svg:y="0.205cm" svg:width="2.469cm" svg:height="4.216cm" draw:z-index="4"><draw:image xlink:href="Pictures/2000005B000009A50000107810AC142B.svm" xlink:type="simple" xlink:show="embed" xlink:actuate="onLoad"/></draw:frame><draw:frame draw:style-name="fr1" draw:name="graphics3" text:anchor-type="paragraph" svg:x="8.063cm" svg:y="0.205cm" svg:width="7.761cm" svg:height="5.292cm" draw:z-index="5"><draw:image xlink:href="Pictures/2000012100001E51000014AC68BFFFA3.svm" xlink:type="simple" xlink:show="embed" xlink:actuate="onLoad"/></draw:frame></text:p>
      <text:p text:style-name="P15"><text:tab/><text:tab/><text:tab/>C <text:s/>“kollektor”</text:p>
      <text:p text:style-name="P15"/>
      <text:p text:style-name="P15"/>
      <text:p text:style-name="P15"/>
      <text:p text:style-name="P15"/>
      <text:p text:style-name="P15"/>
      <text:p text:style-name="P15"><text:tab/><text:tab/><text:tab/>E “Emitter”</text:p>
      <text:p text:style-name="P15"/>
      <text:p text:style-name="P15"/>
      <text:p text:style-name="P15"/>
      <text:p text:style-name="P15"/>
      <text:p text:style-name="P15"/>
      <text:p text:style-name="P4"><text:span text:style-name="T20"><text:tab/><text:tab/><text:tab/></text:span><text:span text:style-name="T21"><text:tab/><text:tab/></text:span><text:span text:style-name="T20">Typvärde:<text:tab/>U</text:span><text:span text:style-name="T5">BE</text:span><text:span text:style-name="T20"> ≈ 0,7V<text:tab/>— <text:s/>Kollektorspänning</text:span></text:p>
      <text:p text:style-name="P4"><text:span text:style-name="T20"><text:tab/><text:tab/><text:tab/></text:span><text:span text:style-name="T21"><text:tab/><text:tab/></text:span><text:span text:style-name="T20"><text:tab/><text:tab/>U</text:span><text:span text:style-name="T5">CE</text:span><text:span text:style-name="T20"> ≈ 0,2V<text:tab/>— <text:s/>Bas–Emitter-spänning</text:span></text:p>
      <text:p text:style-name="P15"/>
      <text:p text:style-name="P39">Transistordiagram (även kallat kollektordiagram)</text:p>
      <text:p text:style-name="P16"><draw:frame draw:style-name="fr1" draw:name="graphics4" text:anchor-type="paragraph" svg:x="3.388cm" svg:y="0.356cm" svg:width="9.172cm" svg:height="5.292cm" draw:z-index="6"><draw:image xlink:href="Pictures/2000009D000023D4000014ACBB8662D3.svm" xlink:type="simple" xlink:show="embed" xlink:actuate="onLoad"/></draw:frame></text:p>
      <text:p text:style-name="P16"><text:tab/>Verkligt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pan text:style-name="T22"><text:tab/><text:tab/><text:tab/> I</text:span><text:span text:style-name="T6">B1</text:span><text:span text:style-name="T22"> &lt; I</text:span><text:span text:style-name="T6">B2</text:span><text:span text:style-name="T22"> &lt; I</text:span><text:span text:style-name="T6">B3</text:span><text:span text:style-name="T22"> &lt; I</text:span><text:span text:style-name="T6">B4</text:span></text:p>
      <text:p text:style-name="P17"/>
      <text:p text:style-name="P18"><text:tab/>Ideal transistor (räknetransistor):</text:p>
      <text:p text:style-name="P18"><draw:frame draw:style-name="fr1" draw:name="graphics5" text:anchor-type="paragraph" svg:x="3.732cm" svg:y="0.168cm" svg:width="7.056cm" svg:height="7.056cm" draw:z-index="7"><draw:image xlink:href="Pictures/200000F100001B9000001B9096A91E36.svm" xlink:type="simple" xlink:show="embed" xlink:actuate="onLoad"/></draw:frame></text:p>
      <text:p text:style-name="P18"><text:tab/><text:tab/>Kopplad enligt</text:p>
      <text:p text:style-name="P36"><draw:frame draw:style-name="fr1" draw:name="graphics6" text:anchor-type="paragraph" svg:x="0.619cm" svg:y="6.403cm" svg:width="15.875cm" svg:height="7.408cm" draw:z-index="8"><draw:image xlink:href="Pictures/2000033D00003E0300001CF0DA436397.svm" xlink:type="simple" xlink:show="embed" xlink:actuate="onLoad"/></draw:frame></text:p>
      <text:p text:style-name="P19"><text:s text:c="61"/>R</text:p>
      <text:p text:style-name="P37"><text:span text:style-name="T23">I</text:span><text:span text:style-name="T7">C</text:span><text:span text:style-name="T23"> = h</text:span><text:span text:style-name="T7">FE</text:span><text:span text:style-name="T23"> ⋅ I</text:span><text:span text:style-name="T7">B</text:span><text:span text:style-name="T23"> <text:tab/><text:tab/><text:tab/><text:tab/><text:tab/>h</text:span><text:span text:style-name="T7">FE</text:span><text:span text:style-name="T23"> — Strömförstärkning, en konstant</text:span></text:p>
      <text:p text:style-name="P20">(gäller för aktivt område)<text:tab/><text:tab/>som är inviduell för transistorn.</text:p>
      <text:p text:style-name="P20"/>
      <text:p text:style-name="P6"><text:span text:style-name="T23">∴ <text:s/>Ju större I</text:span><text:span text:style-name="T7">B</text:span><text:span text:style-name="T23">, ju större I</text:span><text:span text:style-name="T7">C</text:span><text:span text:style-name="T23">, upp till att I</text:span><text:span text:style-name="T7">C,max</text:span><text:span text:style-name="T23"> nåtts.</text:span></text:p>
      <text:p text:style-name="P20"/>
      <text:p text:style-name="P20"/>
      <text:p text:style-name="P20"/>
      <text:p text:style-name="P20"/>
      <text:p text:style-name="P20">⁅U3.49⁆</text:p>
      <text:p text:style-name="P21"><draw:frame draw:style-name="fr1" draw:name="graphics7" text:anchor-type="paragraph" svg:x="1.175cm" svg:y="0.432cm" svg:width="8.467cm" svg:height="7.056cm" draw:z-index="9"><draw:image xlink:href="Pictures/200009D90000211300001B9045F60CA5.svm" xlink:type="simple" xlink:show="embed" xlink:actuate="onLoad"/></draw:frame></text:p>
      <text:p text:style-name="P20"/>
      <text:p text:style-name="P20"/>
      <text:p text:style-name="P20"/>
      <text:p text:style-name="P20"/>
      <text:p text:style-name="P7"><text:span text:style-name="T24"><text:tab/><text:tab/><text:tab/><text:tab/><text:tab/><text:tab/><text:tab/><text:tab/>R = 500</text:span><text:span text:style-name="T25">Ω</text:span></text:p>
      <text:p text:style-name="P7"><text:span text:style-name="T25"><text:tab/><text:tab/><text:tab/><text:tab/><text:tab/><text:tab/><text:tab/><text:tab/>R</text:span><text:span text:style-name="T8">S</text:span><text:span text:style-name="T24"> = </text:span><text:span text:style-name="T25">33kΩ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pan text:style-name="T26"><text:tab/>Undersök ifall transistor med h</text:span><text:span text:style-name="T9">FE</text:span><text:span text:style-name="T26"> ≥ 75 genererar en tillfredsställande krets.</text:span></text:p>
      <text:p text:style-name="P8"><text:span text:style-name="T26"><text:tab/>(Det vill säga; ger I</text:span><text:span text:style-name="T9">B</text:span><text:span text:style-name="T26">, I</text:span><text:span text:style-name="T9">C,max</text:span><text:span text:style-name="T26"> med h</text:span><text:span text:style-name="T9">FE</text:span><text:span text:style-name="T26"> = 75 annars inte säkert bottnad.)</text:span></text:p>
      <text:p text:style-name="P21"/>
      <text:p text:style-name="P21"/>
      <text:p text:style-name="P23"><text:tab/><text:tab/><text:tab/><text:tab/><text:tab/><text:tab/><text:tab/><text:tab/>diod<text:tab/><text:tab/><text:tab/><text:tab/>transistor</text:p>
      <text:p text:style-name="P21"><draw:line text:anchor-type="paragraph" draw:z-index="11" draw:style-name="gr2" draw:text-style-name="P56" svg:x1="11.162cm" svg:y1="0cm" svg:x2="12.141cm" svg:y2="0.476cm"><text:p/></draw:line><draw:line text:anchor-type="paragraph" draw:z-index="12" draw:style-name="gr2" draw:text-style-name="P56" svg:x1="14.866cm" svg:y1="0cm" svg:x2="13.834cm" svg:y2="0.503cm"><text:p/></draw:line></text:p>
      <text:p text:style-name="P9"><draw:frame draw:style-name="fr1" draw:name="graphics9" text:anchor-type="paragraph" svg:x="6.925cm" svg:y="0.06cm" svg:width="1.199cm" svg:height="4.053cm" draw:z-index="15"><draw:image xlink:href="Pictures/2000003D000004AF00000FD6066B9C88.svm" xlink:type="simple" xlink:show="embed" xlink:actuate="onLoad"/></draw:frame><text:span text:style-name="T26"><text:tab/>Kirch</text:span><text:span text:style-name="T44">h</text:span><text:span text:style-name="T26">offs spänningslag:<text:tab/><text:tab/></text:span><text:span text:style-name="T27">5V − I</text:span><text:span text:style-name="T10">B</text:span><text:span text:style-name="T27"> ⋅ R</text:span><text:span text:style-name="T10">S</text:span><text:span text:style-name="T27"> − 0,7V − 0,7V = 0<text:tab/>⇒</text:span></text:p>
      <text:p text:style-name="P23"/>
      <text:p text:style-name="P9"><text:span text:style-name="T27"><text:tab/><text:tab/><text:tab/><text:tab/><text:tab/><text:tab/><text:tab/>⇒ <text:s/></text:span><text:span text:style-name="T27"><draw:frame draw:style-name="fr3" draw:name="Object1" text:anchor-type="as-char" svg:width="5.981cm" svg:height="1.057cm" draw:z-index="1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/>
      <text:p text:style-name="P23"/>
      <text:p text:style-name="P9"><draw:frame draw:style-name="fr1" draw:name="graphics8" text:anchor-type="paragraph" svg:x="6.925cm" svg:y="0.044cm" svg:width="1.199cm" svg:height="4.053cm" draw:z-index="10"><draw:image xlink:href="Pictures/2000006D000004AF00000FD62DBFBC11.svm" xlink:type="simple" xlink:show="embed" xlink:actuate="onLoad"/></draw:frame><draw:line text:anchor-type="paragraph" draw:z-index="16" draw:style-name="gr2" draw:text-style-name="P56" svg:x1="8.41cm" svg:y1="1.111cm" svg:x2="11.717cm" svg:y2="0.476cm"><text:p/></draw:line><text:span text:style-name="T27"><text:tab/><text:tab/><text:tab/><text:tab/><text:tab/><text:tab/><text:tab/>5V − R ⋅ I</text:span><text:span text:style-name="T10">C</text:span><text:span text:style-name="T27"> − 0,2V = 0<text:tab/>⇒</text:span></text:p>
      <text:p text:style-name="P23"/>
      <text:p text:style-name="P23"><text:tab/><text:tab/><text:tab/><text:tab/><text:tab/>transistor</text:p>
      <text:p text:style-name="P9"><text:span text:style-name="T27"><text:tab/><text:tab/><text:tab/><text:tab/><text:tab/><text:tab/><text:tab/>⇒ <text:s/></text:span><text:span text:style-name="T27"><draw:frame draw:style-name="fr3" draw:name="Object2" text:anchor-type="as-char" svg:width="4.978cm" svg:height="1.044cm" draw:z-index="1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3"/>
      <text:p text:style-name="P38"><text:span text:style-name="T28"><text:tab/>Borde fått I</text:span><text:span text:style-name="T11">C</text:span><text:span text:style-name="T28"> = h</text:span><text:span text:style-name="T11">FE</text:span><text:span text:style-name="T28"> ⋅ I</text:span><text:span text:style-name="T11">B</text:span><text:span text:style-name="T28"> = {I</text:span><text:span text:style-name="T11">B</text:span><text:span text:style-name="T28"> = 0,1 mA} = 7,5 mA.</text:span></text:p>
      <text:p text:style-name="P24"/>
      <text:p text:style-name="P10"><text:span text:style-name="T28"><text:tab/>∴ <text:s text:c="2"/>Kretsen är inte tillfredsställande, skulle behövt h</text:span><text:span text:style-name="T11">FE</text:span><text:span text:style-name="T28"> ≥ 96.</text:span></text:p>
      <text:p text:style-name="P24"><draw:frame draw:style-name="fr1" draw:name="graphics10" text:anchor-type="paragraph" svg:x="7.237cm" svg:y="1.376cm" svg:width="4.586cm" svg:height="4.586cm" draw:z-index="18"><draw:image xlink:href="Pictures/200000AF000011EA000011EA803AEBDC.svm" xlink:type="simple" xlink:show="embed" xlink:actuate="onLoad"/></draw:frame><draw:frame draw:style-name="fr1" draw:name="graphics11" text:anchor-type="paragraph" svg:x="13.19cm" svg:y="1.376cm" svg:width="3.528cm" svg:height="3.962cm" draw:z-index="19"><draw:image xlink:href="Pictures/200000B500000DC800000F7A99B7454D.svm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⁅U3.56⁆</text:p>
      <text:p text:style-name="P25"/>
      <text:p text:style-name="P25"><draw:frame draw:style-name="fr2" draw:name="graphics12" text:anchor-type="paragraph" svg:x="1.281cm" svg:y="0cm" svg:width="10.583cm" svg:height="7.056cm" draw:z-index="20"><draw:image xlink:href="Pictures/200001270000295700001B90FAB39D38.svm" xlink:type="simple" xlink:show="embed" xlink:actuate="onLoad"/></draw:frame></text:p>
      <text:p text:style-name="P26"><text:tab/>E = 90V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<text:span text:style-name="T29"><text:tab/>a)<text:tab/>Sökt: U</text:span><text:span text:style-name="T12">B</text:span><text:span text:style-name="T29"> då<text:tab/>1) Transistorerna<text:tab/>① &amp; ④ är bottnade</text:span></text:p>
      <text:p text:style-name="P26"><text:tab/><text:tab/><text:tab/><text:tab/><text:tab/>medan<text:tab/>② &amp; ③ är strypta.</text:p>
      <text:p text:style-name="P26"/>
      <text:p text:style-name="P26"><text:tab/><text:tab/><text:tab/><text:tab/>2) Transistorerna ① &amp; ④ är bottnad</text:p>
      <text:p text:style-name="P26"><text:tab/><text:tab/><text:tab/><text:tab/><text:tab/>medan<text:tab/>② &amp; ③ är strypta.</text:p>
      <text:p text:style-name="P26"/>
      <text:p text:style-name="P42"><text:tab/>1)</text:p>
      <text:p text:style-name="P27"><draw:frame draw:style-name="fr1" draw:name="graphics13" text:anchor-type="paragraph" svg:x="2.471cm" svg:y="0.018cm" svg:width="6.35cm" svg:height="4.08cm" draw:z-index="21"><draw:image xlink:href="Pictures/20000253000018CE00000FEF568DF50A.svm" xlink:type="simple" xlink:show="embed" xlink:actuate="onLoad"/></draw:frame><text:span text:style-name="T30"><text:tab/><text:tab/><text:tab/><text:tab/><text:tab/><text:tab/><text:tab/></text:span><text:span text:style-name="T31"> <text:s text:c="5"/></text:span><text:span text:style-name="T30">Kirch</text:span><text:span text:style-name="T44">h</text:span><text:span text:style-name="T30">offs spänningslag:</text:span></text:p>
      <text:p text:style-name="P45"/>
      <text:p text:style-name="P27"><text:span text:style-name="T30"><text:tab/><text:tab/><text:tab/><text:tab/><text:tab/><text:tab/><text:tab/><text:tab/></text:span><text:span text:style-name="T31"> <text:s text:c="4"/></text:span><text:span text:style-name="T30">E − U</text:span><text:span text:style-name="T13">B</text:span><text:span text:style-name="T30"> = 0 <text:s/>⇒ <text:s/>U</text:span><text:span text:style-name="T13">B</text:span><text:span text:style-name="T30"> = E = 90V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tab/>2)</text:p>
      <text:p text:style-name="P47"><draw:frame draw:style-name="fr1" draw:name="graphics14" text:anchor-type="paragraph" svg:x="2.471cm" svg:y="0.023cm" svg:width="6.35cm" svg:height="3.881cm" draw:z-index="22"><draw:image xlink:href="Pictures/20000253000018CE00000F294F69A420.svm" xlink:type="simple" xlink:show="embed" xlink:actuate="onLoad"/></draw:frame><text:tab/><text:tab/><text:tab/><text:tab/><text:tab/><text:tab/><text:tab/> <text:s text:c="5"/>Kirch<text:span text:style-name="T44">h</text:span>offs spänningslag:</text:p>
      <text:p text:style-name="P47"/>
      <text:p text:style-name="P28"><text:span text:style-name="T31"><text:tab/><text:tab/><text:tab/><text:tab/><text:tab/><text:tab/><text:tab/><text:tab/> <text:s text:c="4"/></text:span><text:span text:style-name="T30">E + U</text:span><text:span text:style-name="T13">B</text:span><text:span text:style-name="T30"> = 0 <text:s/>⇒ <text:s/>U</text:span><text:span text:style-name="T13">B</text:span><text:span text:style-name="T30"> = </text:span><text:span text:style-name="T31">−</text:span><text:span text:style-name="T30">E = </text:span><text:span text:style-name="T31">−</text:span><text:span text:style-name="T30">90V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><text:tab/>b)</text:p>
      <text:p text:style-name="P47"><text:tab/><text:tab/>Samtliga strypta</text:p>
      <text:p text:style-name="P47"><draw:frame draw:style-name="fr1" draw:name="graphics15" text:anchor-type="paragraph" svg:x="2.551cm" svg:y="0.423cm" svg:width="6.35cm" svg:height="3.881cm" draw:z-index="23"><draw:image xlink:href="Pictures/20000085000018CE00000F29942D2D3F.svm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tab/><text:tab/>Ingen kontakt, därmed ingen ström.</text:p>
      <text:p text:style-name="P48"/>
      <text:p text:style-name="P29"><text:span text:style-name="T32"><text:tab/><text:tab/>Så <text:s/></text:span><text:span text:style-name="T30">U</text:span><text:span text:style-name="T13">B</text:span><text:span text:style-name="T30"> = 0</text:span><text:span text:style-name="T32">V</text:span></text:p>
      <text:p text:style-name="P48"/>
      <text:p text:style-name="P43">⁅U3.59⁆</text:p>
      <text:p text:style-name="P49"/>
      <text:p text:style-name="P49"><draw:frame draw:style-name="fr1" draw:name="graphics16" text:anchor-type="paragraph" svg:x="1.254cm" svg:y="0cm" svg:width="8.996cm" svg:height="9.948cm" draw:z-index="24"><draw:image xlink:href="Pictures/2000056500002324000026DC699B3BC4.svm" xlink:type="simple" xlink:show="embed" xlink:actuate="onLoad"/></draw:frame><text:tab/><text:tab/><text:tab/><text:tab/><text:tab/><text:tab/><text:tab/><text:tab/><text:tab/>U = 10V</text:p>
      <text:p text:style-name="P30"><text:span text:style-name="T33"><text:tab/><text:tab/><text:tab/><text:tab/><text:tab/><text:tab/><text:tab/><text:tab/><text:tab/>R</text:span><text:span text:style-name="T14">1</text:span><text:span text:style-name="T33"> = 600Ω</text:span></text:p>
      <text:p text:style-name="P30"><text:span text:style-name="T33"><text:tab/><text:tab/><text:tab/><text:tab/><text:tab/><text:tab/><text:tab/><text:tab/><text:tab/>R</text:span><text:span text:style-name="T14">2</text:span><text:span text:style-name="T33"> = 5kΩ</text:span></text:p>
      <text:p text:style-name="P32"><text:span text:style-name="T33"><text:tab/><text:tab/><text:tab/><text:tab/><text:tab/><text:tab/><text:tab/><text:tab/><text:tab/>L = 3H</text:span><text:span text:style-name="T35"> </text:span><text:span text:style-name="T36">(3</text:span><text:span text:style-name="T37">Ω</text:span><text:span text:style-name="T36">s)</text:span></text:p>
      <text:p text:style-name="P30"><text:span text:style-name="T33"><text:tab/><text:tab/><text:tab/><text:tab/><text:tab/><text:tab/><text:tab/><text:tab/><text:tab/>U</text:span><text:span text:style-name="T14">BE</text:span><text:span text:style-name="T33"> = 0,7V</text:span></text:p>
      <text:p text:style-name="P30"><text:span text:style-name="T33"><text:tab/><text:tab/><text:tab/><text:tab/><text:tab/><text:tab/><text:tab/><text:tab/><text:tab/>U</text:span><text:span text:style-name="T14">CE</text:span><text:span text:style-name="T33"> = U</text:span><text:span text:style-name="T14">CESAT</text:span><text:span text:style-name="T33"> = 0,2V</text:span></text:p>
      <text:p text:style-name="P30"><draw:line text:anchor-type="paragraph" draw:z-index="25" draw:style-name="gr3" draw:text-style-name="P56" svg:x1="14.151cm" svg:y1="1.337cm" svg:x2="13.437cm" svg:y2="0.067cm"><text:p/></draw:line><text:span text:style-name="T33"><text:tab/><text:tab/><text:tab/><text:tab/><text:tab/><text:tab/><text:tab/><text:tab/><text:tab/>U</text:span><text:span text:style-name="T14">IN</text:span><text:span text:style-name="T33"> = 5V</text:span></text:p>
      <text:p text:style-name="P49"/>
      <text:p text:style-name="P49"/>
      <text:p text:style-name="P49"><text:tab/><text:tab/><text:tab/><text:tab/><text:tab/><text:tab/><text:tab/><text:tab/><text:tab/><text:tab/> <text:s text:c="7"/>Som det brukar</text:p>
      <text:p text:style-name="P49"><text:tab/><text:tab/><text:tab/><text:tab/><text:tab/><text:tab/><text:tab/><text:tab/><text:tab/><text:tab/> <text:s text:c="7"/>skrivas i datablad.</text:p>
      <text:p text:style-name="P49"/>
      <text:p text:style-name="P49"/>
      <text:p text:style-name="P30"><text:span text:style-name="T33"><text:tab/><text:tab/><text:tab/><text:tab/><text:tab/><text:tab/><text:tab/><text:tab/><text:tab/>150 ≤ h</text:span><text:span text:style-name="T14">FE</text:span><text:span text:style-name="T33"> ≤ 350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tab/>Kirc<text:span text:style-name="T44">h</text:span>hoffs spänningslag:</text:p>
      <text:p text:style-name="P50"/>
      <text:p text:style-name="P31"><text:span text:style-name="T34"><text:tab/><text:tab/>U − R</text:span><text:span text:style-name="T15">1</text:span><text:span text:style-name="T34"> ⋅ I</text:span><text:span text:style-name="T15">S</text:span><text:span text:style-name="T34"> − U</text:span><text:span text:style-name="T15">L</text:span><text:span text:style-name="T34"> − U</text:span><text:span text:style-name="T15">CE</text:span><text:span text:style-name="T34"> = 0</text:span></text:p>
      <text:p text:style-name="P50"><draw:line text:anchor-type="paragraph" draw:z-index="27" draw:style-name="gr1" draw:text-style-name="P56" svg:x1="5.156cm" svg:y1="1.293cm" svg:x2="5.341cm" svg:y2="0.102cm"><text:p/></draw:line></text:p>
      <text:p text:style-name="P50"/>
      <text:p text:style-name="P31"><text:span text:style-name="T34"><text:tab/><text:tab/><text:tab/><text:tab/>= 0, ty likström<text:tab/></text:span><text:span text:style-name="T34"><draw:frame draw:style-name="fr4" draw:name="Object3" text:anchor-type="as-char" svg:width="2.551cm" svg:height="1.148cm" draw:z-index="2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0"/>
      <text:p text:style-name="P50"/>
      <text:p text:style-name="P50"/>
      <text:p text:style-name="P50"><text:tab/>Kirch<text:span text:style-name="T44">h</text:span>offs strömlag:</text:p>
      <text:p text:style-name="P31"><draw:line text:anchor-type="paragraph" draw:z-index="28" draw:style-name="gr1" draw:text-style-name="P56" svg:x1="4.918cm" svg:y1="2.173cm" svg:x2="4.6cm" svg:y2="0.926cm"><text:p/></draw:line><text:span text:style-name="T34"><text:tab/><text:tab/>I</text:span><text:span text:style-name="T15">S</text:span><text:span text:style-name="T34"> = I</text:span><text:span text:style-name="T15">C</text:span><text:span text:style-name="T34"> + I</text:span><text:span text:style-name="T15">d</text:span><text:span text:style-name="T34"> = I</text:span><text:span text:style-name="T15">C</text:span><text:span text:style-name="T34"><text:tab/>⇒<text:tab/></text:span><text:span text:style-name="T34"><draw:frame draw:style-name="fr4" draw:name="Object4" text:anchor-type="as-char" svg:width="4.309cm" svg:height="1.185cm" draw:z-index="29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0"/>
      <text:p text:style-name="P50"/>
      <text:p text:style-name="P50"><text:tab/><text:tab/><text:tab/><text:tab/>= 0, ty diod</text:p>
      <text:p text:style-name="P50"/>
      <text:p text:style-name="P40"><text:span text:style-name="T35"><text:tab/>b)<text:tab/>Sökt: I</text:span><text:span text:style-name="T16">B</text:span><text:span text:style-name="T35"> för transistor bottnad.</text:span></text:p>
      <text:p text:style-name="P51"/>
      <text:p text:style-name="P32"><text:span text:style-name="T35"><text:tab/><text:tab/>Värsta fall:<text:tab/>h</text:span><text:span text:style-name="T16">FE</text:span><text:span text:style-name="T35"> = 150 ⇒ I</text:span><text:span text:style-name="T16">B</text:span><text:span text:style-name="T35"> = </text:span><text:span text:style-name="T35"><draw:frame draw:style-name="fr3" draw:name="Object5" text:anchor-type="as-char" svg:width="0.737cm" svg:height="1.185cm" draw:z-index="34"><draw:object xlink:href="./Object 5" xlink:type="simple" xlink:show="embed" xlink:actuate="onLoad"/><draw:image xlink:href="./ObjectReplacements/Object 5" xlink:type="simple" xlink:show="embed" xlink:actuate="onLoad"/></draw:frame></text:span><text:span text:style-name="T35"> = 0,11mA</text:span></text:p>
      <text:p text:style-name="P32"><text:span text:style-name="T35"><text:tab/><text:tab/>I</text:span><text:span text:style-name="T16">B</text:span><text:span text:style-name="T35"> ≥ 0,11mA</text:span></text:p>
      <text:p text:style-name="P51"/>
      <text:p text:style-name="P51"/>
      <text:p text:style-name="P51"/>
      <text:p text:style-name="P32"><text:span text:style-name="T35"><text:tab/>b2)<text:tab/>Sökt:<text:tab/>R</text:span><text:span text:style-name="T16">I</text:span><text:span text:style-name="T35"> för att få önskad I</text:span><text:span text:style-name="T16">B</text:span><text:span text:style-name="T35"> = 0,11mA.</text:span></text:p>
      <text:p text:style-name="P51"/>
      <text:p text:style-name="P51"><text:tab/><text:tab/>Kirc<text:span text:style-name="T44">h</text:span>hoffs strömlag:</text:p>
      <text:p text:style-name="P51"/>
      <text:p text:style-name="P32"><text:span text:style-name="T35"><text:tab/><text:tab/><text:tab/>I</text:span><text:span text:style-name="T16">I</text:span><text:span text:style-name="T35"> = I</text:span><text:span text:style-name="T16">2</text:span><text:span text:style-name="T35"> + I</text:span><text:span text:style-name="T16">B</text:span></text:p>
      <text:p text:style-name="P51"><draw:line text:anchor-type="paragraph" draw:z-index="30" draw:style-name="gr1" draw:text-style-name="P56" svg:x1="6.135cm" svg:y1="1.556cm" svg:x2="4.971cm" svg:y2="0.101cm"><text:p/></draw:line></text:p>
      <text:p text:style-name="P51"/>
      <text:p text:style-name="P32"><text:span text:style-name="T35"><text:tab/><text:tab/><text:tab/><text:tab/><text:tab/></text:span><text:span text:style-name="T35"><draw:frame draw:style-name="fr3" draw:name="Object6" text:anchor-type="as-char" svg:width="1.184cm" svg:height="1.185cm" draw:z-index="3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1"/>
      <text:p text:style-name="P51"/>
      <text:p text:style-name="P32"><text:span text:style-name="T35"><text:tab/><text:tab/>U</text:span><text:span text:style-name="T16">IN</text:span><text:span text:style-name="T35"> = I</text:span><text:span text:style-name="T16">I</text:span><text:span text:style-name="T35"> ⋅ R</text:span><text:span text:style-name="T16">I</text:span><text:span text:style-name="T35"> + U</text:span><text:span text:style-name="T16">BE</text:span><text:span text:style-name="T35"> <text:s/>⇒ <text:s/></text:span><text:span text:style-name="T35"><draw:frame draw:style-name="fr5" draw:name="Object7" text:anchor-type="as-char" svg:y="-0.734cm" svg:width="6.496cm" svg:height="1.81cm" draw:z-index="3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1"/>
      <text:p text:style-name="P51"/>
      <text:p text:style-name="P51"/>
      <text:p text:style-name="P52"><text:tab/>c)<text:tab/>Sökt:<text:tab/>Förlusteffekt i transistorn</text:p>
      <text:p text:style-name="P52"/>
      <text:p text:style-name="P33"><text:span text:style-name="T38"><text:tab/><text:tab/>P</text:span><text:span text:style-name="T17">Förlust</text:span><text:span text:style-name="T38"> = I</text:span><text:span text:style-name="T17">B</text:span><text:span text:style-name="T38"> ⋅ U</text:span><text:span text:style-name="T17">BE</text:span><text:span text:style-name="T38"> + I</text:span><text:span text:style-name="T17">C</text:span><text:span text:style-name="T38"> ⋅ U</text:span><text:span text:style-name="T17">CE</text:span><text:span text:style-name="T38"> ≈ {I</text:span><text:span text:style-name="T17">B</text:span><text:span text:style-name="T38"> ⋅ U</text:span><text:span text:style-name="T17">BE</text:span><text:span text:style-name="T38"> ≪ I</text:span><text:span text:style-name="T17">C</text:span><text:span text:style-name="T38"> ⋅ U</text:span><text:span text:style-name="T17">CE</text:span><text:span text:style-name="T38">} ≈ I</text:span><text:span text:style-name="T17">C</text:span><text:span text:style-name="T38"> ⋅ U</text:span><text:span text:style-name="T17">CE</text:span><text:span text:style-name="T38"> = 3,3mW</text:span></text:p>
      <text:p text:style-name="P51"/>
      <text:p text:style-name="P51"/>
      <text:p text:style-name="P51"/>
      <text:p text:style-name="P32"><text:span text:style-name="T35"><text:tab/></text:span><text:span text:style-name="T38">d</text:span><text:span text:style-name="T35">)<text:tab/>Sökt:<text:tab/>Tid att bygga upp ström i spole om transistor</text:span></text:p>
      <text:p text:style-name="P51"><text:tab/><text:tab/><text:tab/>går från strypt till bottnad.</text:p>
      <text:p text:style-name="P51"/>
      <text:p text:style-name="P51"><text:tab/><text:tab/><text:tab/>(Härledning är onödig, lång och komplicerad.)</text:p>
      <text:p text:style-name="P51"/>
      <text:p text:style-name="P51"/>
      <text:p text:style-name="P32"><text:span text:style-name="T35"><text:tab/><text:tab/>Kretsens tidskonstant:<text:tab/>τ</text:span><text:span text:style-name="T38"> = </text:span><text:span text:style-name="T38"><draw:frame draw:style-name="fr3" draw:name="Object8" text:anchor-type="as-char" svg:width="0.469cm" svg:height="1.044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38"> = 5ms</text:span></text:p>
      <text:p text:style-name="P53"/>
      <text:p text:style-name="P33"><text:span text:style-name="T38"><text:tab/><text:tab/><text:tab/>(Tiden för att nå 1 − e</text:span><text:span text:style-name="T39">−1</text:span><text:span text:style-name="T38"> ≈ 0,63 = 63%</text:span></text:p>
      <text:p text:style-name="P52"><text:tab/><text:tab/><text:tab/>av slutvärdet minus startvärdet.)</text:p>
      <text:p text:style-name="P52"/>
      <text:p text:style-name="P52"/>
      <text:p text:style-name="P44"><draw:frame draw:style-name="fr1" draw:name="graphics17" text:anchor-type="paragraph" svg:x="2.63cm" svg:y="0.238cm" svg:width="8.467cm" svg:height="5.292cm" draw:z-index="31"><draw:image xlink:href="Pictures/2000008100002113000014AC52F076C4.svm" xlink:type="simple" xlink:show="embed" xlink:actuate="onLoad"/></draw:frame></text:p>
      <text:p text:style-name="P34"><text:span text:style-name="T42"><text:tab/><text:tab/><text:tab/><text:tab/><text:tab/><text:tab/><text:tab/><text:tab/><text:tab/>α = 63% ⋅ (I</text:span><text:span text:style-name="T18">∞</text:span><text:span text:style-name="T42"> − I</text:span><text:span text:style-name="T18">0</text:span><text:span text:style-name="T42">)</text:span></text:p>
      <text:p text:style-name="P54"/>
      <text:p text:style-name="P34"><text:span text:style-name="T42"><text:tab/><text:tab/><text:tab/><text:tab/><text:tab/><text:tab/><text:tab/><text:tab/><text:tab/>Efter 5τ ⇒ 1 − e</text:span><text:span text:style-name="T40">−5</text:span><text:span text:style-name="T42"> = 99,3% ⇒</text:span></text:p>
      <text:p text:style-name="P54"><text:tab/><text:tab/><text:tab/><text:tab/><text:tab/><text:tab/><text:tab/><text:tab/><text:tab/>⇒ 5ms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tab/>e)<text:tab/>Antar att transistor bottnad lång tid och sedan stryps.</text:p>
      <text:p text:style-name="P34"><text:span text:style-name="T42"><text:tab/><text:tab/>Vad är U</text:span><text:span text:style-name="T18">CE</text:span><text:span text:style-name="T42"> och vad händer med dioden?</text:span></text:p>
      <text:p text:style-name="P54"/>
      <text:p text:style-name="P54"/>
      <text:p text:style-name="P34"><text:span text:style-name="T42"><text:tab/><text:tab/><text:tab/><text:tab/>OBS:<text:tab/></text:span><text:span text:style-name="T42"><draw:frame draw:style-name="fr4" draw:name="Object9" text:anchor-type="as-char" svg:width="1.82cm" svg:height="1.048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55"><text:tab/><text:tab/><text:tab/><text:tab/><text:tab/><text:tab/><text:tab/><text:tab/><text:tab/>precis efter strypning</text:p>
      <text:p text:style-name="P54"><draw:line text:anchor-type="paragraph" draw:z-index="33" draw:style-name="gr1" draw:text-style-name="P56" svg:x1="11.227cm" svg:y1="0.005cm" svg:x2="10.8cm" svg:y2="0.98cm"><text:p/></draw:line></text:p>
      <text:p text:style-name="P54"><text:tab/><text:tab/></text:p>
      <text:p text:style-name="P35"><draw:frame draw:style-name="fr1" draw:name="graphics18" text:anchor-type="paragraph" svg:x="2.595cm" svg:y="0.053cm" svg:width="4.939cm" svg:height="9.172cm" draw:z-index="32"><draw:image xlink:href="Pictures/2000014B0000134B000023D4A1C8C934.svm" xlink:type="simple" xlink:show="embed" xlink:actuate="onLoad"/></draw:frame><text:span text:style-name="T43"><text:tab/><text:tab/><text:tab/><text:tab/><text:tab/><text:tab/><text:tab/>Vid t = 0</text:span><text:span text:style-name="T41">+</text:span><text:span text:style-name="T43"> ⇒ I</text:span><text:span text:style-name="T19">S</text:span><text:span text:style-name="T43"> = 16,3mA <text:s text:c="2"/>(oförändrad)</text:span></text:p>
      <text:p text:style-name="P55"/>
      <text:p text:style-name="P35"><text:span text:style-name="T43"><text:tab/><text:tab/><text:tab/><text:tab/><text:tab/><text:tab/><text:tab/>U</text:span><text:span text:style-name="T19">R</text:span><text:span text:style-name="T43"> = R</text:span><text:span text:style-name="T19">1</text:span><text:span text:style-name="T43"> ⋅ I</text:span><text:span text:style-name="T19">S</text:span></text:p>
      <text:p text:style-name="P55"><text:tab/><text:tab/><text:tab/><text:tab/><text:tab/><text:tab/><text:tab/></text:p>
      <text:p text:style-name="P35"><text:span text:style-name="T43"><text:tab/><text:tab/><text:tab/><text:tab/><text:tab/><text:tab/><text:tab/>U</text:span><text:span text:style-name="T19">R</text:span><text:span text:style-name="T43"> + U</text:span><text:span text:style-name="T19">L</text:span><text:span text:style-name="T43"> + U</text:span><text:span text:style-name="T19">d</text:span><text:span text:style-name="T43"> = 0 <text:s/>⇒</text:span></text:p>
      <text:p text:style-name="P35"><text:span text:style-name="T43"><text:tab/><text:tab/><text:tab/><text:tab/><text:tab/><text:tab/><text:tab/>⇒ <text:s/>U</text:span><text:span text:style-name="T19">L</text:span><text:span text:style-name="T43"> = −U</text:span><text:span text:style-name="T19">R</text:span><text:span text:style-name="T43"> − U</text:span><text:span text:style-name="T19">d</text:span><text:span text:style-name="T43"> = −10,5V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5"><text:tab/><text:tab/><text:tab/> <text:s text:c="2"/>=0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5"><text:span text:style-name="T43"><text:tab/><text:tab/>U = U</text:span><text:span text:style-name="T19">R</text:span><text:span text:style-name="T43"> + U</text:span><text:span text:style-name="T19">L</text:span><text:span text:style-name="T43"> + U</text:span><text:span text:style-name="T19">CE</text:span><text:span text:style-name="T43"> <text:s/>⇒ <text:s/>U</text:span><text:span text:style-name="T19">CE</text:span><text:span text:style-name="T43"> = U − U</text:span><text:span text:style-name="T19">R</text:span><text:span text:style-name="T43"> − U</text:span><text:span text:style-name="T19">L</text:span><text:span text:style-name="T43"> = 10,78V</text:span>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4-09T19:47:48</dc:date>
    <dc:creator>Mattias </dc:creator>
    <meta:editing-duration>PT31H20M02S</meta:editing-duration>
    <meta:editing-cycles>71</meta:editing-cycles>
    <meta:generator>OpenOffice.org/3.2$Unix OpenOffice.org_project/320m19$Build-9505</meta:generator>
    <meta:document-statistic meta:table-count="0" meta:image-count="18" meta:object-count="9" meta:page-count="8" meta:paragraph-count="99" meta:word-count="534" meta:character-count="2916"/>
  </office:meta>
</office:document-meta>
</file>

<file path=Object 1/content.xml><?xml version="1.0" encoding="utf-8"?>
<math xmlns="http://www.w3.org/1998/Math/MathML">
  <semantics>
    <mrow>
      <mrow>
        <msub>
          <mi mathvariant="normal">I</mi>
          <mi mathvariant="normal">B</mi>
        </msub>
        <mi mathvariant="normal">=</mi>
        <mfrac>
          <mrow>
            <mrow>
              <mo stretchy="false">(</mo>
              <mrow>
                <mrow>
                  <mn>5</mn>
                  <mi mathvariant="normal">−</mi>
                  <mn>0,7</mn>
                </mrow>
                <mi mathvariant="normal">−</mi>
                <mn>0,7</mn>
              </mrow>
              <mo stretchy="false">)</mo>
            </mrow>
            <mi mathvariant="normal">V</mi>
          </mrow>
          <mn>33000Ω</mn>
        </mfrac>
      </mrow>
      <mrow>
        <mi/>
        <mi mathvariant="normal">=</mi>
        <mi/>
      </mrow>
      <mn>0,1</mn>
      <mi>mA</mi>
    </mrow>
    <annotation encoding="StarMath 5.0">I_B = {(5 - 0,7 - 0,7)V} over {33000Ω} ~=~ 0,1mA</annotation>
  </semantics>
</math>
</file>

<file path=Object 2/content.xml><?xml version="1.0" encoding="utf-8"?>
<math xmlns="http://www.w3.org/1998/Math/MathML">
  <semantics>
    <mrow>
      <mrow>
        <msub>
          <mi mathvariant="normal">I</mi>
          <mi mathvariant="normal">C</mi>
        </msub>
        <mi mathvariant="normal">=</mi>
        <mfrac>
          <mrow>
            <mrow>
              <mn>5V</mn>
              <mi mathvariant="normal">−</mi>
              <mn>0,2</mn>
            </mrow>
            <mi mathvariant="normal">V</mi>
          </mrow>
          <mn>500Ω</mn>
        </mfrac>
      </mrow>
      <mrow>
        <mi/>
        <mi mathvariant="normal">=</mi>
        <mi/>
      </mrow>
      <mn>9,6</mn>
      <mi>mA</mi>
    </mrow>
    <annotation encoding="StarMath 5.0">I_C = {5V - 0,2V} over {500Ω} ~=~ 9,6mA</annotation>
  </semantics>
</math>
</file>

<file path=Object 3/content.xml><?xml version="1.0" encoding="utf-8"?>
<math xmlns="http://www.w3.org/1998/Math/MathML">
  <semantics>
    <mfenced open="" close="">
      <mrow>
        <mi/>
        <mrow>
          <msub>
            <mi mathvariant="normal">U</mi>
            <mi mathvariant="normal">L</mi>
          </msub>
          <mi mathvariant="normal">=</mi>
          <mrow>
            <mi mathvariant="normal">L</mi>
            <mi mathvariant="normal">⋅</mi>
            <mfrac>
              <mi>di</mi>
              <mi>dt</mi>
            </mfrac>
          </mrow>
        </mrow>
        <mi/>
      </mrow>
    </mfenced>
    <annotation encoding="StarMath 5.0">left (~ U_L = L cdot {di over dt} ~right )</annotation>
  </semantics>
</math>
</file>

<file path=Object 4/content.xml><?xml version="1.0" encoding="utf-8"?>
<math xmlns="http://www.w3.org/1998/Math/MathML">
  <semantics>
    <mrow>
      <mrow>
        <mrow>
          <msub>
            <mi mathvariant="normal">I</mi>
            <mi mathvariant="normal">C</mi>
          </msub>
          <mi mathvariant="normal">=</mi>
          <mfrac>
            <mrow>
              <mi mathvariant="normal">U</mi>
              <mi mathvariant="normal">−</mi>
              <msub>
                <mi mathvariant="normal">U</mi>
                <mi>CE</mi>
              </msub>
            </mrow>
            <msub>
              <mi mathvariant="normal">R</mi>
              <mn>1</mn>
            </msub>
          </mfrac>
        </mrow>
        <mi mathvariant="normal">=</mi>
        <mn>0,0163</mn>
      </mrow>
      <mi mathvariant="normal">A</mi>
    </mrow>
    <annotation encoding="StarMath 5.0">I_C = {U - U_CE} over R_1 = 0,0163A</annotation>
  </semantics>
</math>
</file>

<file path=Object 5/content.xml><?xml version="1.0" encoding="utf-8"?>
<math xmlns="http://www.w3.org/1998/Math/MathML">
  <semantics>
    <mfrac>
      <msub>
        <mi mathvariant="normal">I</mi>
        <mi mathvariant="normal">S</mi>
      </msub>
      <msub>
        <mi mathvariant="normal">h</mi>
        <mi>FE</mi>
      </msub>
    </mfrac>
    <annotation encoding="StarMath 5.0">I_S over h_FE</annotation>
  </semantics>
</math>
</file>

<file path=Object 6/content.xml><?xml version="1.0" encoding="utf-8"?>
<math xmlns="http://www.w3.org/1998/Math/MathML">
  <semantics>
    <mrow>
      <mtext/>
      <mi mathvariant="normal">=</mi>
      <mfrac>
        <msub>
          <mi mathvariant="normal">U</mi>
          <mi>BE</mi>
        </msub>
        <msub>
          <mi mathvariant="normal">R</mi>
          <mi mathvariant="normal">I</mi>
        </msub>
      </mfrac>
    </mrow>
    <annotation encoding="StarMath 5.0">"" = U_BE over R_I</annotation>
  </semantics>
</math>
</file>

<file path=Object 7/content.xml><?xml version="1.0" encoding="utf-8"?>
<math xmlns="http://www.w3.org/1998/Math/MathML">
  <semantics>
    <mrow>
      <mrow>
        <mrow>
          <msub>
            <mi mathvariant="normal">R</mi>
            <mi mathvariant="normal">I</mi>
          </msub>
          <mi mathvariant="normal">=</mi>
          <mfrac>
            <mrow>
              <msub>
                <mi mathvariant="normal">U</mi>
                <mtext>IN</mtext>
              </msub>
              <mi mathvariant="normal">−</mi>
              <msub>
                <mi mathvariant="normal">U</mi>
                <mi>BE</mi>
              </msub>
            </mrow>
            <msub>
              <mi mathvariant="normal">I</mi>
              <mi mathvariant="normal">I</mi>
            </msub>
          </mfrac>
        </mrow>
        <mi mathvariant="normal">=</mi>
        <mfrac>
          <mrow>
            <msub>
              <mi mathvariant="normal">U</mi>
              <mtext>IN</mtext>
            </msub>
            <mi mathvariant="normal">−</mi>
            <msub>
              <mi mathvariant="normal">U</mi>
              <mi>BE</mi>
            </msub>
          </mrow>
          <mrow>
            <mfrac>
              <msub>
                <mi mathvariant="normal">U</mi>
                <mi>BE</mi>
              </msub>
              <msub>
                <mi mathvariant="normal">R</mi>
                <mn>2</mn>
              </msub>
            </mfrac>
            <mo stretchy="false">+</mo>
            <msub>
              <mi mathvariant="normal">I</mi>
              <mi mathvariant="normal">B</mi>
            </msub>
          </mrow>
        </mfrac>
      </mrow>
      <mi mathvariant="normal">=</mi>
      <mn>17200Ω</mn>
    </mrow>
    <annotation encoding="StarMath 5.0">R_I = {U_"IN" - U_BE} over I_I = {U_"IN" - U_BE} over {{U_BE over R_2} + I_B} = 17200Ω</annotation>
  </semantics>
</math>
</file>

<file path=Object 8/content.xml><?xml version="1.0" encoding="utf-8"?>
<math xmlns="http://www.w3.org/1998/Math/MathML">
  <semantics>
    <mfrac>
      <mi mathvariant="normal">L</mi>
      <mi mathvariant="normal">R</mi>
    </mfrac>
    <annotation encoding="StarMath 5.0">L over R</annotation>
  </semantics>
</math>
</file>

<file path=Object 9/content.xml><?xml version="1.0" encoding="utf-8"?>
<math xmlns="http://www.w3.org/1998/Math/MathML">
  <semantics>
    <mrow>
      <msub>
        <mi mathvariant="normal">U</mi>
        <mi mathvariant="normal">L</mi>
      </msub>
      <mi mathvariant="normal">=</mi>
      <mrow>
        <mi mathvariant="normal">L</mi>
        <mi mathvariant="normal">⋅</mi>
        <mfrac>
          <mi>di</mi>
          <mi>dt</mi>
        </mfrac>
      </mrow>
    </mrow>
    <annotation encoding="StarMath 5.0">U_L = L cdot {di over dt}</annotation>
  </semantics>
</math>
</file>